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/>
    </style:style>
    <style:style style:name="gr2" style:family="graphic" style:parent-style-name="standard">
      <style:graphic-properties svg:stroke-width="0.076cm" svg:stroke-color="#dd4814" draw:marker-start-width="0.432cm" draw:marker-end="Arrow" draw:marker-end-width="0.432cm" draw:textarea-vertical-align="middle" fo:padding-top="0.164cm" fo:padding-bottom="0.164cm" fo:padding-left="0.289cm" fo:padding-right="0.289cm" draw:shadow="hidden" draw:shadow-offset-x="0.203cm" draw:shadow-offset-y="0.203cm"/>
    </style:style>
    <style:style style:name="gr3" style:family="graphic" style:parent-style-name="standard">
      <style:graphic-properties svg:stroke-width="0.076cm" svg:stroke-color="#dd4814" draw:marker-start-width="0.432cm" draw:marker-end="" draw:marker-end-width="0.432cm" draw:textarea-vertical-align="middle" fo:padding-top="0.164cm" fo:padding-bottom="0.164cm" fo:padding-left="0.289cm" fo:padding-right="0.289cm" draw:shadow="hidden" draw:shadow-offset-x="0.203cm" draw:shadow-offset-y="0.2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text-shadow="1pt 1pt" fo:font-weight="bold" style:font-weight-asian="bold" style:font-weight-complex="bold"/>
    </style:style>
    <style:style style:name="T1" style:family="text">
      <style:text-properties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08cm" svg:height="2.54cm" svg:x="4.765cm" svg:y="1.904cm">
          <text:p text:style-name="P1"><text:span text:style-name="T1">Runner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xml:id="id2" draw:id="id2" draw:layer="layout" svg:width="5.08cm" svg:height="2.54cm" svg:x="4.81cm" svg:y="6.969cm">
          <text:p text:style-name="P1"><text:span text:style-name="T1">Prox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6" draw:id="id6" draw:layer="layout" svg:width="5.08cm" svg:height="2.54cm" svg:x="12.684cm" svg:y="6.942cm">
          <text:p text:style-name="P1"><text:span text:style-name="T1">Control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7" draw:id="id7" draw:layer="layout" svg:width="5.08cm" svg:height="2.54cm" svg:x="19.415cm" svg:y="6.969cm">
          <text:p text:style-name="P1"><text:span text:style-name="T1">Controller U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5" draw:id="id5" draw:layer="layout" svg:width="5.08cm" svg:height="2.54cm" svg:x="5.064cm" svg:y="17.624cm">
          <text:p text:style-name="P1"><text:span text:style-name="T1">Moni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5.08cm" svg:height="2.54cm" svg:x="8.493cm" svg:y="12.414cm">
          <text:p text:style-name="P1"><text:span text:style-name="T1">Service 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5.08cm" svg:height="2.54cm" svg:x="1cm" svg:y="12.414cm">
          <text:p text:style-name="P1"><text:span text:style-name="T1">Service 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7.305cm" svg:y1="4.444cm" svg:x2="7.35cm" svg:y2="6.969cm" draw:start-shape="id1" draw:start-glue-point="6" draw:end-shape="id2" draw:end-glue-point="4" svg:d="M7305 4444v1363h45v1162" svg:viewBox="0 0 46 2526">
          <text:p/>
        </draw:connector>
        <draw:connector draw:style-name="gr2" draw:text-style-name="P1" draw:layer="layout" svg:x1="7.35cm" svg:y1="9.509cm" svg:x2="3.54cm" svg:y2="12.414cm" draw:start-shape="id2" draw:start-glue-point="6" draw:end-shape="id3" draw:end-glue-point="4" svg:d="M7350 9509v1553h-3810v1352" svg:viewBox="0 0 3811 2906">
          <text:p/>
        </draw:connector>
        <draw:connector draw:style-name="gr2" draw:text-style-name="P1" draw:layer="layout" svg:x1="7.35cm" svg:y1="9.509cm" svg:x2="11.033cm" svg:y2="12.414cm" draw:start-shape="id2" draw:end-shape="id4" draw:end-glue-point="4" svg:d="M7350 9509v1553h3683v1352" svg:viewBox="0 0 3684 2906">
          <text:p/>
        </draw:connector>
        <draw:connector draw:style-name="gr2" draw:text-style-name="P1" draw:layer="layout" svg:x1="3.54cm" svg:y1="14.954cm" svg:x2="7.604cm" svg:y2="17.624cm" draw:start-shape="id3" draw:end-shape="id5" svg:d="M3540 14954v1436h4064v1234" svg:viewBox="0 0 4065 2671">
          <text:p/>
        </draw:connector>
        <draw:connector draw:style-name="gr2" draw:text-style-name="P1" draw:layer="layout" svg:x1="11.033cm" svg:y1="14.954cm" svg:x2="7.604cm" svg:y2="17.624cm" draw:start-shape="id4" draw:start-glue-point="6" draw:end-shape="id5" svg:d="M11033 14954v1436h-3429v1234" svg:viewBox="0 0 3430 2671">
          <text:p/>
        </draw:connector>
        <draw:connector draw:style-name="gr3" draw:text-style-name="P1" draw:layer="layout" svg:x1="9.89cm" svg:y1="8.239cm" svg:x2="12.684cm" svg:y2="8.212cm" draw:start-shape="id2" draw:start-glue-point="7" draw:end-shape="id6" draw:end-glue-point="5" svg:d="M9890 8239h1498v-27h1296" svg:viewBox="0 0 2795 28">
          <text:p/>
        </draw:connector>
        <draw:connector draw:style-name="gr2" draw:text-style-name="P1" draw:layer="layout" svg:x1="19.415cm" svg:y1="8.239cm" svg:x2="17.764cm" svg:y2="8.212cm" draw:start-shape="id7" draw:start-glue-point="5" draw:end-shape="id6" draw:end-glue-point="7" svg:d="M19415 8239h-725v-27h-926" svg:viewBox="0 0 1652 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0T16:35:42.376112644</meta:creation-date>
    <dc:date>2015-06-20T17:04:03.397694825</dc:date>
    <meta:editing-duration>PT13M4S</meta:editing-duration>
    <meta:editing-cycles>1</meta:editing-cycles>
    <meta:document-statistic meta:object-count="14"/>
    <meta:generator>LibreOffice/4.2.6.3$Linux_X86_64 LibreOffice_project/420$Build-3</meta:generator>
  </office:meta>
</office:document-meta>
</file>